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4pt" officeooo:rsid="001b0182" officeooo:paragraph-rsid="001b0182" style:font-size-asian="14pt" style:font-size-complex="14pt"/>
    </style:style>
    <style:style style:name="P2" style:family="paragraph" style:parent-style-name="Preformatted_20_Text">
      <style:paragraph-properties fo:margin-top="0.42cm" fo:margin-bottom="0.42cm" loext:contextual-spacing="false" fo:text-align="center" style:justify-single-word="false"/>
      <style:text-properties style:font-name="Arial" fo:font-size="16pt" officeooo:rsid="001b0182" officeooo:paragraph-rsid="001b0182" style:font-size-asian="16pt" style:font-size-complex="16pt"/>
    </style:style>
    <style:style style:name="P3" style:family="paragraph" style:parent-style-name="Preformatted_20_Text">
      <style:paragraph-properties fo:margin-top="0.42cm" fo:margin-bottom="0.42cm" loext:contextual-spacing="false" fo:text-align="justify" style:justify-single-word="false"/>
      <style:text-properties style:font-name="Arial" fo:font-size="16pt" officeooo:rsid="001b0182" officeooo:paragraph-rsid="001b0182" style:font-size-asian="16pt" style:font-size-complex="16pt"/>
    </style:style>
    <style:style style:name="P4" style:family="paragraph" style:parent-style-name="Preformatted_20_Text">
      <style:paragraph-properties fo:margin-top="0.42cm" fo:margin-bottom="0.42cm" loext:contextual-spacing="false" fo:text-align="center" style:justify-single-word="false" fo:break-before="page"/>
      <style:text-properties style:font-name="Arial" fo:font-size="16pt" officeooo:rsid="001b0182" officeooo:paragraph-rsid="001b0182" style:font-size-asian="16pt" style:font-size-complex="16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200%" fo:text-align="justify" style:justify-single-word="false" fo:text-indent="1cm" style:auto-text-indent="false"/>
      <style:text-properties style:font-name="Times New Roman" fo:font-size="14pt" officeooo:rsid="001b0182" officeooo:paragraph-rsid="001b0182" style:font-size-asian="12.25pt" style:font-size-complex="14pt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200%" fo:text-align="justify" style:justify-single-word="false" fo:text-indent="1cm" style:auto-text-indent="false"/>
      <style:text-properties style:font-name="Times New Roman" fo:font-size="14pt" officeooo:rsid="00232fc5" officeooo:paragraph-rsid="0024786f" style:font-size-asian="12.25pt" style:font-size-complex="14pt"/>
    </style:style>
    <style:style style:name="P7" style:family="paragraph" style:parent-style-name="Preformatted_20_Text">
      <style:paragraph-properties fo:margin-left="0cm" fo:margin-right="0cm" fo:margin-top="0.42cm" fo:margin-bottom="0.42cm" loext:contextual-spacing="false" fo:line-height="200%" fo:text-align="justify" style:justify-single-word="false" fo:text-indent="1cm" style:auto-text-indent="false"/>
      <style:text-properties style:font-name="Arial" fo:font-size="16pt" officeooo:rsid="00232fc5" officeooo:paragraph-rsid="00232fc5" style:font-size-asian="16pt" style:font-size-complex="16pt"/>
    </style:style>
    <style:style style:name="T1" style:family="text">
      <style:text-properties officeooo:rsid="001c549e"/>
    </style:style>
    <style:style style:name="T2" style:family="text">
      <style:text-properties officeooo:rsid="002027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оги делятся на три пантеона: назовем их Белый пантеон, Зеленый и Черный?</text:p>
      <text:p text:style-name="P1"/>
      <text:p text:style-name="P2">БЕЛЫЙ ПАНТЕОН</text:p>
      <text:p text:style-name="P3">Тримарий</text:p>
      <text:p text:style-name="P5"><text:span text:style-name="T2">Роль Тримария в жизни людей весьма многогранна. Прежде всего он б</text:span>ог свободы выбора <text:span text:style-name="T1">и творец людей, часто изображается в виде человека, протягивающего вперед ладони, как бы предлагая выбрать что-либо. По этой же причине изображения Тримария часто делаются из трех сортов камня или дерева — темный, светлый и средний в центре. Чаще всего означает, что каждому человеку Тримарий всегда предлагает три варианта пути — не предпринимать ничего, приводящий к удаче, приводящий к неудаче. Также Тримария можно интерпретировать как истинно нейтрального, не склоняющегося на чью-либо сторону. Поэтому к Тримарию часто обращаются надеющиеся на справедливый суд.</text:span></text:p>
      <text:p text:style-name="P7">Хеделгэн</text:p>
      <text:p text:style-name="P6">Бог стремления и жажды, создатель расы орков. Изображения его разнообразны, он может представляться в виде воина, вздымающего над головой победное знамя, или всадника, простершего руку вдаль, или многих других ситуаций отображающий его непреклонное движение навстречу все новым и новым превратностям судьбы.</text:p>
      <text:p text:style-name="P6"/>
      <text:p text:style-name="P6"><text:soft-page-break/></text:p>
      <text:p text:style-name="P6"><text:s/></text:p>
      <text:p text:style-name="P4">ЗЕЛЕНЫЙ ПАНТЕОН</text:p>
      <text:p text:style-name="P2"/>
      <text:p text:style-name="P4">ЧЕРНЫЙ ПАНТЕО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7T19:37:49.268635599</dc:date>
    <meta:editing-duration>PT33M27S</meta:editing-duration>
    <meta:editing-cycles>10</meta:editing-cycles>
    <meta:generator>LibreOffice/5.0.3.2$Linux_X86_64 LibreOffice_project/00m0$Build-2</meta:generator>
    <meta:document-statistic meta:table-count="0" meta:image-count="0" meta:object-count="0" meta:page-count="4" meta:paragraph-count="9" meta:word-count="152" meta:character-count="1089" meta:non-whitespace-character-count="942"/>
  </office:meta>
</office:document-meta>
</file>